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 fo:wrap-option="wrap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874cm" svg:height="2.794cm" svg:x="2.286cm" svg:y="16.5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3.716cm" svg:height="0.962cm" svg:x="2.032cm" svg:y="1.324cm">
          <draw:text-box>
            <text:p>Stock</text:p>
          </draw:text-box>
        </draw:frame>
        <draw:custom-shape draw:style-name="gr1" draw:text-style-name="P1" draw:layer="layout" svg:width="16.002cm" svg:height="2.794cm" svg:x="2.032cm" svg:y="1.2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3.462cm" svg:height="0.962cm" svg:x="2.794cm" svg:y="10.976cm">
          <draw:text-box>
            <text:p>Dividend (div)</text:p>
          </draw:text-box>
        </draw:frame>
        <draw:custom-shape draw:style-name="gr1" draw:text-style-name="P1" draw:layer="layout" svg:width="16.002cm" svg:height="2.794cm" svg:x="2.54cm" svg:y="10.92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3.716cm" svg:height="0.962cm" svg:x="2.54cm" svg:y="5.696cm">
          <draw:text-box>
            <text:p>Balance sheet (bs), annual</text:p>
          </draw:text-box>
        </draw:frame>
        <draw:frame draw:style-name="gr2" draw:layer="layout" svg:width="13.462cm" svg:height="0.962cm" svg:x="2.286cm" svg:y="13.77cm">
          <draw:text-box>
            <text:p>ep</text:p>
          </draw:text-box>
        </draw:frame>
        <draw:custom-shape draw:style-name="gr3" draw:text-style-name="P1" draw:layer="layout" svg:width="2.794cm" svg:height="2.794cm" svg:x="8.369cm" svg:y="6.604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5.575cm" svg:y="6.591cm">
          <text:p text:style-name="P1">t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2.781cm" svg:y="6.591cm">
          <text:p text:style-name="P1">c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35cm" svg:height="2.794cm" svg:x="11.163cm" svg:y="6.604cm">
          <text:p text:style-name="P1">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794cm" svg:height="2.794cm" svg:x="17.018cm" svg:y="6.604cm">
          <text:p text:style-name="P1">Total inc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14.224cm" svg:y="6.604cm">
          <text:p text:style-name="P1">Total reven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19.812cm" svg:y="6.604cm">
          <text:p text:style-name="P1">Total deb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2.794cm" svg:x="2.286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3.462cm" svg:height="0.962cm" svg:x="2.286cm" svg:y="16.564cm">
          <draw:text-box>
            <text:p>numshares</text:p>
          </draw:text-box>
        </draw:frame>
        <draw:custom-shape draw:style-name="gr3" draw:text-style-name="P1" draw:layer="layout" svg:width="2.794cm" svg:height="2.794cm" svg:x="3.81cm" svg:y="13.716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6.604cm" svg:y="13.716cm">
          <text:p text:style-name="P1">ep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9.398cm" svg:y="13.716cm">
          <text:p text:style-name="P1">Net Income<text:tab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794cm" svg:x="12.192cm" svg:y="13.716cm">
          <text:p text:style-name="P1">Revenu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1T13:10:07</meta:creation-date>
    <dc:date>2013-02-01T16:12:48</dc:date>
    <meta:editing-duration>PT2H58M54S</meta:editing-duration>
    <meta:editing-cycles>7</meta:editing-cycles>
    <meta:generator>LibreOffice/3.5$Linux_X86_64 LibreOffice_project/350m1$Build-2</meta:generator>
    <meta:document-statistic meta:object-count="43"/>
  </office:meta>
</office:document-meta>
</file>